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>
      <style:text-properties officeooo:paragraph-rsid="00137f2a"/>
    </style:style>
    <style:style style:name="P2" style:family="paragraph" style:parent-style-name="Text_20_body">
      <style:text-properties officeooo:paragraph-rsid="0012b440"/>
    </style:style>
    <style:style style:name="P3" style:family="paragraph" style:parent-style-name="Text_20_body">
      <style:text-properties officeooo:paragraph-rsid="00131b35"/>
    </style:style>
    <style:style style:name="P4" style:family="paragraph" style:parent-style-name="Text_20_body">
      <style:text-properties officeooo:paragraph-rsid="001532b3"/>
    </style:style>
    <style:style style:name="P5" style:family="paragraph" style:parent-style-name="Text_20_body">
      <style:text-properties officeooo:paragraph-rsid="0017b1d8"/>
    </style:style>
    <style:style style:name="P6" style:family="paragraph" style:parent-style-name="Text_20_body">
      <style:text-properties fo:font-weight="bold" officeooo:paragraph-rsid="00137f2a" style:font-weight-asian="bold" style:font-weight-complex="bold"/>
    </style:style>
    <style:style style:name="P7" style:family="paragraph" style:parent-style-name="Text_20_body">
      <style:text-properties fo:font-weight="bold" officeooo:paragraph-rsid="001532b3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weight="bold" officeooo:rsid="00304a4c" officeooo:paragraph-rsid="00304a4c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bold" officeooo:rsid="00317c47" officeooo:paragraph-rsid="00317c47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weight="bold" officeooo:rsid="003193ff" officeooo:paragraph-rsid="003193ff" style:font-weight-asian="bold" style:font-weight-complex="bold"/>
    </style:style>
    <style:style style:name="P11" style:family="paragraph" style:parent-style-name="Text_20_body">
      <style:text-properties fo:font-weight="bold" officeooo:paragraph-rsid="0017b1d8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weight="bold" officeooo:rsid="002de762" officeooo:paragraph-rsid="002de762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weight="bold" officeooo:rsid="002f149b" officeooo:paragraph-rsid="002f149b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weight="bold" officeooo:rsid="003a8ed3" officeooo:paragraph-rsid="003a8ed3" style:font-weight-asian="bold" style:font-weight-complex="bold"/>
    </style:style>
    <style:style style:name="P15" style:family="paragraph" style:parent-style-name="Standard">
      <style:text-properties officeooo:rsid="00209452" officeooo:paragraph-rsid="00247f44"/>
    </style:style>
    <style:style style:name="P16" style:family="paragraph" style:parent-style-name="Text_20_body">
      <style:text-properties officeooo:rsid="00209452" officeooo:paragraph-rsid="00209452"/>
    </style:style>
    <style:style style:name="P17" style:family="paragraph" style:parent-style-name="Text_20_body">
      <style:paragraph-properties fo:break-before="page"/>
      <style:text-properties officeooo:rsid="00209452" officeooo:paragraph-rsid="00209452"/>
    </style:style>
    <style:style style:name="P18" style:family="paragraph" style:parent-style-name="Text_20_body">
      <style:text-properties officeooo:rsid="00209452" officeooo:paragraph-rsid="002523b1"/>
    </style:style>
    <style:style style:name="P19" style:family="paragraph" style:parent-style-name="Text_20_body">
      <style:text-properties officeooo:rsid="00192212" officeooo:paragraph-rsid="00192212"/>
    </style:style>
    <style:style style:name="P20" style:family="paragraph" style:parent-style-name="Text_20_body">
      <style:text-properties officeooo:rsid="00192212" officeooo:paragraph-rsid="00637ad4"/>
    </style:style>
    <style:style style:name="P21" style:family="paragraph" style:parent-style-name="Text_20_body">
      <style:text-properties officeooo:rsid="00192212" officeooo:paragraph-rsid="00672fd6"/>
    </style:style>
    <style:style style:name="P22" style:family="paragraph" style:parent-style-name="Text_20_body">
      <style:text-properties officeooo:paragraph-rsid="001a951e"/>
    </style:style>
    <style:style style:name="P23" style:family="paragraph" style:parent-style-name="Text_20_body">
      <style:text-properties officeooo:rsid="0021729b" officeooo:paragraph-rsid="0021729b"/>
    </style:style>
    <style:style style:name="P24" style:family="paragraph" style:parent-style-name="Text_20_body">
      <style:text-properties officeooo:rsid="0021729b" officeooo:paragraph-rsid="002718d3"/>
    </style:style>
    <style:style style:name="P25" style:family="paragraph" style:parent-style-name="Text_20_body">
      <style:text-properties officeooo:rsid="00229bbb" officeooo:paragraph-rsid="00229bbb"/>
    </style:style>
    <style:style style:name="P26" style:family="paragraph" style:parent-style-name="Text_20_body">
      <style:text-properties officeooo:rsid="0022d7d1" officeooo:paragraph-rsid="0022d7d1"/>
    </style:style>
    <style:style style:name="P27" style:family="paragraph" style:parent-style-name="Text_20_body">
      <style:text-properties officeooo:rsid="0029cbff" officeooo:paragraph-rsid="0029cbff"/>
    </style:style>
    <style:style style:name="P28" style:family="paragraph" style:parent-style-name="Text_20_body">
      <style:paragraph-properties fo:text-align="justify" style:justify-single-word="false"/>
      <style:text-properties officeooo:paragraph-rsid="002de762"/>
    </style:style>
    <style:style style:name="P29" style:family="paragraph" style:parent-style-name="Text_20_body">
      <style:paragraph-properties fo:text-align="justify" style:justify-single-word="false"/>
      <style:text-properties officeooo:rsid="002de762" officeooo:paragraph-rsid="002f149b"/>
    </style:style>
    <style:style style:name="P30" style:family="paragraph" style:parent-style-name="Text_20_body">
      <style:paragraph-properties fo:text-align="justify" style:justify-single-word="false"/>
      <style:text-properties officeooo:rsid="002de762" officeooo:paragraph-rsid="002de762"/>
    </style:style>
    <style:style style:name="P31" style:family="paragraph" style:parent-style-name="Text_20_body">
      <style:paragraph-properties fo:text-align="justify" style:justify-single-word="false"/>
      <style:text-properties fo:font-weight="normal" officeooo:rsid="002de762" officeooo:paragraph-rsid="002de762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font-weight="normal" officeooo:rsid="002de762" officeooo:paragraph-rsid="002f149b" style:font-weight-asian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font-weight="normal" officeooo:rsid="00304a4c" officeooo:paragraph-rsid="00304a4c" style:font-weight-asian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font-weight="normal" officeooo:rsid="00317c47" officeooo:paragraph-rsid="00317c47" style:font-weight-asian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font-weight="normal" officeooo:rsid="003193ff" officeooo:paragraph-rsid="003193ff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weight="normal" officeooo:rsid="003193ff" officeooo:paragraph-rsid="003193ff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weight="normal" officeooo:rsid="003a8ed3" officeooo:paragraph-rsid="003a8ed3" style:font-weight-asian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fo:font-weight="normal" officeooo:rsid="00341bf1" officeooo:paragraph-rsid="00341bf1" style:font-weight-asian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fo:font-weight="normal" officeooo:rsid="00347efb" officeooo:paragraph-rsid="00347efb" style:font-weight-asian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officeooo:rsid="00341bf1" officeooo:paragraph-rsid="00341bf1"/>
    </style:style>
    <style:style style:name="P41" style:family="paragraph" style:parent-style-name="Text_20_body">
      <style:paragraph-properties fo:text-align="justify" style:justify-single-word="false"/>
      <style:text-properties officeooo:rsid="00341bf1" officeooo:paragraph-rsid="0068c843"/>
    </style:style>
    <style:style style:name="P42" style:family="paragraph" style:parent-style-name="Text_20_body">
      <style:text-properties officeooo:rsid="0034b8ac" officeooo:paragraph-rsid="0034b8ac"/>
    </style:style>
    <style:style style:name="P43" style:family="paragraph" style:parent-style-name="Text_20_body">
      <style:paragraph-properties fo:text-align="justify" style:justify-single-word="false"/>
      <style:text-properties fo:font-style="italic" fo:font-weight="bold" officeooo:rsid="00341bf1" officeooo:paragraph-rsid="00341bf1" style:font-style-asian="italic" style:font-weight-asian="bold" style:font-style-complex="italic" style:font-weight-complex="bold"/>
    </style:style>
    <style:style style:name="P44" style:family="paragraph" style:parent-style-name="Text_20_body">
      <style:paragraph-properties fo:text-align="justify" style:justify-single-word="false"/>
      <style:text-properties fo:font-style="italic" fo:font-weight="bold" officeooo:rsid="003ce030" officeooo:paragraph-rsid="003ee7ae" style:font-style-asian="italic" style:font-weight-asian="bold" style:font-style-complex="italic" style:font-weight-complex="bold"/>
    </style:style>
    <style:style style:name="P45" style:family="paragraph" style:parent-style-name="Text_20_body">
      <style:text-properties fo:font-style="italic" fo:font-weight="bold" officeooo:rsid="003ce030" officeooo:paragraph-rsid="003ce030" style:font-style-asian="italic" style:font-weight-asian="bold" style:font-style-complex="italic" style:font-weight-complex="bold"/>
    </style:style>
    <style:style style:name="P46" style:family="paragraph" style:parent-style-name="Text_20_body">
      <style:text-properties officeooo:rsid="003ce030" officeooo:paragraph-rsid="003ce030"/>
    </style:style>
    <style:style style:name="P47" style:family="paragraph" style:parent-style-name="Text_20_body">
      <style:paragraph-properties fo:text-align="justify" style:justify-single-word="false"/>
      <style:text-properties officeooo:rsid="003ce030" officeooo:paragraph-rsid="003ee7ae"/>
    </style:style>
    <style:style style:name="P48" style:family="paragraph" style:parent-style-name="Text_20_body">
      <style:paragraph-properties fo:text-align="justify" style:justify-single-word="false"/>
      <style:text-properties officeooo:rsid="003ce030" officeooo:paragraph-rsid="004501a0"/>
    </style:style>
    <style:style style:name="P49" style:family="paragraph" style:parent-style-name="Text_20_body">
      <style:text-properties officeooo:rsid="003ce030" officeooo:paragraph-rsid="0043a4e1"/>
    </style:style>
    <style:style style:name="P50" style:family="paragraph" style:parent-style-name="Text_20_body">
      <style:text-properties officeooo:rsid="003ce030" officeooo:paragraph-rsid="004501a0"/>
    </style:style>
    <style:style style:name="P51" style:family="paragraph" style:parent-style-name="Text_20_body">
      <style:paragraph-properties fo:text-align="justify" style:justify-single-word="false"/>
      <style:text-properties fo:font-style="normal" fo:font-weight="normal" officeooo:rsid="003ce030" officeooo:paragraph-rsid="003ee7ae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style:font-name="Liberation Serif" fo:font-size="12pt" officeooo:rsid="003ce030" style:font-size-asian="12pt" style:font-size-complex="12pt"/>
    </style:style>
    <style:style style:name="P53" style:family="paragraph" style:parent-style-name="Text_20_body">
      <style:text-properties style:font-name="Liberation Serif" fo:font-size="12pt" officeooo:rsid="003ce030" officeooo:paragraph-rsid="003ce030" style:font-size-asian="12pt" style:font-size-complex="12pt"/>
    </style:style>
    <style:style style:name="P54" style:family="paragraph" style:parent-style-name="Text_20_body">
      <style:text-properties officeooo:paragraph-rsid="0049c6fe"/>
    </style:style>
    <style:style style:name="P55" style:family="paragraph" style:parent-style-name="Text_20_body">
      <style:text-properties officeooo:paragraph-rsid="004ffcec"/>
    </style:style>
    <style:style style:name="P56" style:family="paragraph" style:parent-style-name="Text_20_body">
      <style:text-properties officeooo:rsid="0050adbf" officeooo:paragraph-rsid="0050adbf"/>
    </style:style>
    <style:style style:name="P5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0" style:family="paragraph" style:parent-style-name="Standard">
      <style:text-properties officeooo:rsid="005bd947" officeooo:paragraph-rsid="005bd947"/>
    </style:style>
    <style:style style:name="P61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officeooo:paragraph-rsid="005fb5c2"/>
    </style:style>
    <style:style style:name="P62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3ce030" officeooo:paragraph-rsid="003ee7ae"/>
    </style:style>
    <style:style style:name="P63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italic" fo:font-weight="bold" officeooo:rsid="003ce030" officeooo:paragraph-rsid="003ee7ae" style:font-style-asian="italic" style:font-weight-asian="bold" style:font-style-complex="italic" style:font-weight-complex="bold"/>
    </style:style>
    <style:style style:name="P64" style:family="paragraph" style:parent-style-name="Text_20_body">
      <style:text-properties officeooo:rsid="004ffcec" officeooo:paragraph-rsid="004ffcec"/>
    </style:style>
    <style:style style:name="P65" style:family="paragraph" style:parent-style-name="Text_20_body">
      <style:text-properties officeooo:rsid="005378a9" officeooo:paragraph-rsid="005378a9"/>
    </style:style>
    <style:style style:name="P66" style:family="paragraph" style:parent-style-name="Text_20_body">
      <style:text-properties officeooo:rsid="00582cdf" officeooo:paragraph-rsid="00582cdf"/>
    </style:style>
    <style:style style:name="P67" style:family="paragraph" style:parent-style-name="Text_20_body">
      <style:text-properties officeooo:paragraph-rsid="0063caf1"/>
    </style:style>
    <style:style style:name="P68" style:family="paragraph" style:parent-style-name="Text_20_body">
      <style:text-properties officeooo:paragraph-rsid="006884f7"/>
    </style:style>
    <style:style style:name="P69" style:family="paragraph" style:parent-style-name="Heading_20_1" style:list-style-name="">
      <style:text-properties officeooo:rsid="0012b440" officeooo:paragraph-rsid="0012b440"/>
    </style:style>
    <style:style style:name="P70" style:family="paragraph" style:parent-style-name="Heading_20_1">
      <style:paragraph-properties fo:break-before="page"/>
      <style:text-properties officeooo:rsid="0012b440" officeooo:paragraph-rsid="0012b440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>
      <style:paragraph-properties fo:break-before="page"/>
      <style:text-properties officeooo:paragraph-rsid="00137f2a"/>
    </style:style>
    <style:style style:name="P73" style:family="paragraph" style:parent-style-name="Heading_20_2">
      <style:text-properties officeooo:rsid="0012b440" officeooo:paragraph-rsid="0012b440"/>
    </style:style>
    <style:style style:name="P74" style:family="paragraph" style:parent-style-name="Heading_20_2">
      <style:text-properties officeooo:paragraph-rsid="0012b440"/>
    </style:style>
    <style:style style:name="P75" style:family="paragraph" style:parent-style-name="Heading_20_2">
      <style:text-properties officeooo:paragraph-rsid="00131b35"/>
    </style:style>
    <style:style style:name="P76" style:family="paragraph" style:parent-style-name="Heading_20_2">
      <style:text-properties officeooo:paragraph-rsid="00137f2a"/>
    </style:style>
    <style:style style:name="P77" style:family="paragraph" style:parent-style-name="Heading_20_2">
      <style:text-properties officeooo:paragraph-rsid="001532b3"/>
    </style:style>
    <style:style style:name="P78" style:family="paragraph" style:parent-style-name="Heading_20_2">
      <style:text-properties officeooo:paragraph-rsid="0017b1d8"/>
    </style:style>
    <style:style style:name="P79" style:family="paragraph" style:parent-style-name="Heading_20_2">
      <style:text-properties officeooo:paragraph-rsid="0063caf1"/>
    </style:style>
    <style:style style:name="P80" style:family="paragraph" style:parent-style-name="Heading_20_2">
      <style:text-properties officeooo:paragraph-rsid="0019e40f"/>
    </style:style>
    <style:style style:name="P81" style:family="paragraph" style:parent-style-name="Heading_20_2">
      <style:text-properties officeooo:paragraph-rsid="002de762"/>
    </style:style>
    <style:style style:name="P82" style:family="paragraph" style:parent-style-name="Heading_20_2">
      <style:paragraph-properties fo:text-align="justify" style:justify-single-word="false"/>
      <style:text-properties fo:font-weight="bold" officeooo:rsid="003193ff" officeooo:paragraph-rsid="00341bf1" style:font-weight-asian="bold" style:font-weight-complex="bold"/>
    </style:style>
    <style:style style:name="P83" style:family="paragraph" style:parent-style-name="Heading_20_3">
      <style:text-properties officeooo:rsid="003ce030" officeooo:paragraph-rsid="0049c6fe"/>
    </style:style>
    <style:style style:name="P84" style:family="paragraph" style:parent-style-name="Text_20_body" style:list-style-name="L1">
      <style:text-properties style:font-name="Liberation Serif" fo:font-size="12pt" officeooo:rsid="003ce030" style:font-size-asian="12pt" style:font-size-complex="12pt"/>
    </style:style>
    <style:style style:name="T1" style:family="text">
      <style:text-properties officeooo:rsid="0012b440"/>
    </style:style>
    <style:style style:name="T2" style:family="text">
      <style:text-properties officeooo:rsid="00131b35"/>
    </style:style>
    <style:style style:name="T3" style:family="text">
      <style:text-properties officeooo:rsid="00137f2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f149b" style:font-weight-asian="bold" style:font-weight-complex="bold"/>
    </style:style>
    <style:style style:name="T6" style:family="text">
      <style:text-properties officeooo:rsid="001532b3"/>
    </style:style>
    <style:style style:name="T7" style:family="text">
      <style:text-properties officeooo:rsid="0017b1d8"/>
    </style:style>
    <style:style style:name="T8" style:family="text">
      <style:text-properties officeooo:rsid="00192212"/>
    </style:style>
    <style:style style:name="T9" style:family="text">
      <style:text-properties officeooo:rsid="00194dd0"/>
    </style:style>
    <style:style style:name="T10" style:family="text">
      <style:text-properties officeooo:rsid="0019e40f"/>
    </style:style>
    <style:style style:name="T11" style:family="text">
      <style:text-properties officeooo:rsid="001a951e"/>
    </style:style>
    <style:style style:name="T12" style:family="text">
      <style:text-properties officeooo:rsid="00247f44"/>
    </style:style>
    <style:style style:name="T13" style:family="text">
      <style:text-properties officeooo:rsid="002718d3"/>
    </style:style>
    <style:style style:name="T14" style:family="text">
      <style:text-properties officeooo:rsid="002de762"/>
    </style:style>
    <style:style style:name="T15" style:family="text">
      <style:text-properties officeooo:rsid="002f149b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Roboto" fo:font-size="10.5pt" fo:letter-spacing="normal" fo:font-style="normal" fo:font-weight="normal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19" style:family="text">
      <style:text-properties fo:font-variant="normal" fo:text-transform="none" fo:color="#24292f" loext:opacity="100%" style:font-name="apple-system" fo:letter-spacing="normal" fo:font-style="normal" fo:font-weight="normal"/>
    </style:style>
    <style:style style:name="T20" style:family="text">
      <style:text-properties fo:font-variant="normal" fo:text-transform="none" fo:color="#24292f" loext:opacity="100%" style:text-line-through-style="none" style:text-line-through-type="none" style:font-name="Liberation Serif" fo:font-size="12pt" fo:letter-spacing="normal" fo:font-style="normal" style:text-underline-style="none" fo:font-weight="normal" officeooo:rsid="003ce030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24292f" loext:opacity="100%" style:font-name="Liberation Serif" fo:font-size="12pt" fo:letter-spacing="normal" fo:font-style="normal" fo:font-weight="normal" officeooo:rsid="003ce030" style:font-size-asian="12pt" style:font-size-complex="12pt"/>
    </style:style>
    <style:style style:name="T22" style:family="text">
      <style:text-properties fo:font-variant="normal" fo:text-transform="none" fo:color="#24292f" loext:opacity="100%" style:font-name="Liberation Serif" fo:font-size="12pt" fo:letter-spacing="normal" fo:font-style="normal" fo:font-weight="normal" officeooo:rsid="003ce030" style:font-size-asian="12pt" style:font-size-complex="12pt" loext:padding="0in" loext:border="none"/>
    </style:style>
    <style:style style:name="T23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/>
    </style:style>
    <style:style style:name="T24" style:family="text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/>
    </style:style>
    <style:style style:name="T25" style:family="text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officeooo:rsid="003ee7ae" style:text-blinking="false" fo:background-color="#ffffff" loext:char-shading-value="0"/>
    </style:style>
    <style:style style:name="T26" style:family="text">
      <style:text-properties officeooo:rsid="00339273"/>
    </style:style>
    <style:style style:name="T27" style:family="text">
      <style:text-properties officeooo:rsid="00341bf1"/>
    </style:style>
    <style:style style:name="T28" style:family="text">
      <style:text-properties officeooo:rsid="003879b2"/>
    </style:style>
    <style:style style:name="T29" style:family="text">
      <style:text-properties officeooo:rsid="003ee7ae"/>
    </style:style>
    <style:style style:name="T30" style:family="text">
      <style:text-properties officeooo:rsid="0049c6fe"/>
    </style:style>
    <style:style style:name="T31" style:family="text">
      <style:text-properties officeooo:rsid="004fdcee"/>
    </style:style>
    <style:style style:name="T32" style:family="text">
      <style:text-properties officeooo:rsid="0055c17a"/>
    </style:style>
    <style:style style:name="T33" style:family="text">
      <style:text-properties officeooo:rsid="00576766"/>
    </style:style>
    <style:style style:name="T34" style:family="text">
      <style:text-properties fo:color="#ef596f" loext:opacity="100%" style:font-name="DejaVu Sans Mono" fo:font-size="9pt" fo:font-style="normal" fo:font-weight="normal" style:font-size-asian="9pt" style:font-style-asian="normal" style:font-weight-asian="normal"/>
    </style:style>
    <style:style style:name="T35" style:family="text">
      <style:text-properties fo:color="#bbbbbb" loext:opacity="100%" style:font-name="DejaVu Sans Mono" fo:font-size="9pt" fo:font-style="normal" fo:font-weight="normal" style:font-size-asian="9pt" style:font-style-asian="normal" style:font-weight-asian="normal"/>
    </style:style>
    <style:style style:name="T36" style:family="text">
      <style:text-properties fo:color="#bbbbbb" loext:opacity="100%" style:font-name="DejaVu Sans Mono" fo:font-size="9pt" fo:font-style="normal" fo:font-weight="normal" officeooo:rsid="00582cfa" style:font-size-asian="9pt" style:font-style-asian="normal" style:font-weight-asian="normal"/>
    </style:style>
    <style:style style:name="T37" style:family="text">
      <style:text-properties fo:color="#d19a66" loext:opacity="100%" style:font-name="DejaVu Sans Mono" fo:font-size="9pt" fo:font-style="normal" fo:font-weight="normal" style:font-size-asian="9pt" style:font-style-asian="normal" style:font-weight-asian="normal"/>
    </style:style>
    <style:style style:name="T38" style:family="text">
      <style:text-properties fo:color="#89ca78" loext:opacity="100%" style:font-name="DejaVu Sans Mono" fo:font-size="9pt" fo:font-style="normal" fo:font-weight="normal" style:font-size-asian="9pt" style:font-style-asian="normal" style:font-weight-asian="normal"/>
    </style:style>
    <style:style style:name="T39" style:family="text">
      <style:text-properties fo:color="#89ca78" loext:opacity="100%" style:font-name="DejaVu Sans Mono" fo:font-size="9pt" fo:font-style="normal" fo:font-weight="normal" officeooo:rsid="00582cfa" style:font-size-asian="9pt" style:font-style-asian="normal" style:font-weight-asian="normal"/>
    </style:style>
    <style:style style:name="T40" style:family="text">
      <style:text-properties fo:color="#61afef" loext:opacity="100%" style:font-name="DejaVu Sans Mono" fo:font-size="9pt" fo:font-style="normal" fo:font-weight="normal" style:font-size-asian="9pt" style:font-style-asian="normal" style:font-weight-asian="normal"/>
    </style:style>
    <style:style style:name="T41" style:family="text">
      <style:text-properties officeooo:rsid="005a0546"/>
    </style:style>
    <style:style style:name="T42" style:family="text">
      <style:text-properties fo:color="#5c6370" loext:opacity="100%" style:font-name="DejaVu Sans Mono" fo:font-size="9pt" fo:font-style="italic" fo:font-weight="normal" style:font-size-asian="9pt" style:font-style-asian="italic" style:font-weight-asian="normal"/>
    </style:style>
    <style:style style:name="T43" style:family="text">
      <style:text-properties officeooo:rsid="005fb5c2"/>
    </style:style>
    <style:style style:name="T44" style:family="text">
      <style:text-properties officeooo:rsid="00637ad4"/>
    </style:style>
    <style:style style:name="T45" style:family="text">
      <style:text-properties officeooo:rsid="0063adc4"/>
    </style:style>
    <style:style style:name="T46" style:family="text">
      <style:text-properties officeooo:rsid="0063caf1"/>
    </style:style>
    <style:style style:name="T47" style:family="text">
      <style:text-properties officeooo:rsid="006edcf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umário</text:p>
          </text:index-title>
          <text:p text:style-name="P57"><text:a xlink:type="simple" xlink:href="#__RefHeading___Toc715_2952432480" text:style-name="Index_20_Link" text:visited-style-name="Index_20_Link">1 - Instalar o Java<text:tab/>2</text:a></text:p>
          <text:p text:style-name="P58"><text:a xlink:type="simple" xlink:href="#__RefHeading___Toc717_2952432480" text:style-name="Index_20_Link" text:visited-style-name="Index_20_Link">1.1 – Linux<text:tab/>2</text:a></text:p>
          <text:p text:style-name="P58"><text:a xlink:type="simple" xlink:href="#__RefHeading___Toc719_2952432480" text:style-name="Index_20_Link" text:visited-style-name="Index_20_Link">1.2 – Windows 11<text:tab/>2</text:a></text:p>
          <text:p text:style-name="P57"><text:a xlink:type="simple" xlink:href="#__RefHeading___Toc721_2952432480" text:style-name="Index_20_Link" text:visited-style-name="Index_20_Link">2 - Instalar o Maven<text:tab/>3</text:a></text:p>
          <text:p text:style-name="P58"><text:a xlink:type="simple" xlink:href="#__RefHeading___Toc723_2952432480" text:style-name="Index_20_Link" text:visited-style-name="Index_20_Link">2.1 – Linux<text:tab/>3</text:a></text:p>
          <text:p text:style-name="P58"><text:a xlink:type="simple" xlink:href="#__RefHeading___Toc725_2952432480" text:style-name="Index_20_Link" text:visited-style-name="Index_20_Link">2.2 – Windows 11<text:tab/>3</text:a></text:p>
          <text:p text:style-name="P57"><text:a xlink:type="simple" xlink:href="#__RefHeading___Toc727_2952432480" text:style-name="Index_20_Link" text:visited-style-name="Index_20_Link">3 - Configurar as variáveis de ambientes<text:tab/>4</text:a></text:p>
          <text:p text:style-name="P58"><text:a xlink:type="simple" xlink:href="#__RefHeading___Toc729_2952432480" text:style-name="Index_20_Link" text:visited-style-name="Index_20_Link">3.1 – Linux<text:tab/>4</text:a></text:p>
          <text:p text:style-name="P58"><text:a xlink:type="simple" xlink:href="#__RefHeading___Toc731_2952432480" text:style-name="Index_20_Link" text:visited-style-name="Index_20_Link">3.2 – Windows 11<text:tab/>4</text:a></text:p>
          <text:p text:style-name="P57"><text:a xlink:type="simple" xlink:href="#__RefHeading___Toc733_2952432480" text:style-name="Index_20_Link" text:visited-style-name="Index_20_Link">4 - Instalar o Postman<text:tab/>6</text:a></text:p>
          <text:p text:style-name="P58"><text:a xlink:type="simple" xlink:href="#__RefHeading___Toc735_2952432480" text:style-name="Index_20_Link" text:visited-style-name="Index_20_Link">4.1 – Linux<text:tab/>6</text:a></text:p>
          <text:p text:style-name="P58"><text:a xlink:type="simple" xlink:href="#__RefHeading___Toc737_2952432480" text:style-name="Index_20_Link" text:visited-style-name="Index_20_Link">4.2 – Windows 11<text:tab/>6</text:a></text:p>
          <text:p text:style-name="P57"><text:a xlink:type="simple" xlink:href="#__RefHeading___Toc739_2952432480" text:style-name="Index_20_Link" text:visited-style-name="Index_20_Link">5 - Instalar o docker e docker-compose<text:tab/>7</text:a></text:p>
          <text:p text:style-name="P58"><text:a xlink:type="simple" xlink:href="#__RefHeading___Toc741_2952432480" text:style-name="Index_20_Link" text:visited-style-name="Index_20_Link">5 .1 - Linux<text:tab/>7</text:a></text:p>
          <text:p text:style-name="P58"><text:a xlink:type="simple" xlink:href="#__RefHeading___Toc743_2952432480" text:style-name="Index_20_Link" text:visited-style-name="Index_20_Link">5 .2 – Windows 11<text:tab/>8</text:a></text:p>
          <text:p text:style-name="P59"><text:a xlink:type="simple" xlink:href="#__RefHeading___Toc745_2952432480" text:style-name="Index_20_Link" text:visited-style-name="Index_20_Link">Instalar o WSL2<text:tab/>8</text:a></text:p>
          <text:p text:style-name="P59"><text:a xlink:type="simple" xlink:href="#__RefHeading___Toc747_2952432480" text:style-name="Index_20_Link" text:visited-style-name="Index_20_Link">O que o WSL 2 pode usar de recursos da sua máquina<text:tab/>8</text:a></text:p>
          <text:p text:style-name="P59"><text:a xlink:type="simple" xlink:href="#__RefHeading___Toc749_2952432480" text:style-name="Index_20_Link" text:visited-style-name="Index_20_Link">Material complementar WSL2 + Docker e configuração do VSCode<text:tab/>9</text:a></text:p>
          <text:p text:style-name="P59"><text:a xlink:type="simple" xlink:href="#__RefHeading___Toc751_2952432480" text:style-name="Index_20_Link" text:visited-style-name="Index_20_Link">Instalação do Docker<text:tab/>9</text:a></text:p>
          <text:p text:style-name="P59"><text:a xlink:type="simple" xlink:href="#__RefHeading___Toc753_2952432480" text:style-name="Index_20_Link" text:visited-style-name="Index_20_Link">Erro ao iniciar o Docker no Ubuntu 22.04<text:tab/>11</text:a></text:p>
          <text:p text:style-name="P59"><text:a xlink:type="simple" xlink:href="#__RefHeading___Toc755_2952432480" text:style-name="Index_20_Link" text:visited-style-name="Index_20_Link">Configuração para iniciar o docker automaticamente<text:tab/>11</text:a></text:p>
          <text:p text:style-name="P59"><text:a xlink:type="simple" xlink:href="#__RefHeading___Toc757_2952432480" text:style-name="Index_20_Link" text:visited-style-name="Index_20_Link">Configuração para não inserir passowrd ao usar sudo<text:tab/>12</text:a></text:p>
          <text:p text:style-name="P57"><text:a xlink:type="simple" xlink:href="#__RefHeading___Toc759_2952432480" text:style-name="Index_20_Link" text:visited-style-name="Index_20_Link">6 - Configurar Postgres e PgAdmin no Docker<text:tab/>13</text:a></text:p>
          <text:p text:style-name="P58"><text:a xlink:type="simple" xlink:href="#__RefHeading___Toc763_29524324801" text:style-name="Index_20_Link" text:visited-style-name="Index_20_Link">6.1 – Criar arquivo com as variáveis de ambiente a serem utilizadas no docker<text:tab/>13</text:a></text:p>
          <text:p text:style-name="P58"><text:a xlink:type="simple" xlink:href="#__RefHeading___Toc761_2952432480" text:style-name="Index_20_Link" text:visited-style-name="Index_20_Link">6.2 – Criar arquivo de criação das tabelas<text:tab/>13</text:a></text:p>
          <text:p text:style-name="P58"><text:a xlink:type="simple" xlink:href="#__RefHeading___Toc765_2952432480" text:style-name="Index_20_Link" text:visited-style-name="Index_20_Link">6.3 – Criar o arquivo docker-compose<text:tab/>14</text:a></text:p>
          <text:p text:style-name="P58"><text:a xlink:type="simple" xlink:href="#__RefHeading___Toc767_2952432480" text:style-name="Index_20_Link" text:visited-style-name="Index_20_Link">6.4 – Comandos úteis do docker<text:tab/>15</text:a></text:p>
          <text:p text:style-name="P58"><text:a xlink:type="simple" xlink:href="#__RefHeading___Toc769_2952432480" text:style-name="Index_20_Link" text:visited-style-name="Index_20_Link">6.5 – Testando o ambiente<text:tab/>16</text:a></text:p>
          <text:p text:style-name="P57"><text:a xlink:type="simple" xlink:href="#__RefHeading___Toc1231_1600344008" text:style-name="Index_20_Link" text:visited-style-name="Index_20_Link">7 – Configurar o application.yaml<text:tab/>18</text:a></text:p>
          <text:p text:style-name="P57"><text:a xlink:type="simple" xlink:href="#__RefHeading___Toc1051_420546060" text:style-name="Index_20_Link" text:visited-style-name="Index_20_Link">8 - Instalar o plugin do Lombok<text:tab/>19</text:a></text:p>
        </text:index-body>
      </text:table-of-content>
      <text:h text:style-name="P69" text:outline-level="1"/>
      <text:h text:style-name="P70" text:outline-level="1"><text:bookmark-start text:name="__RefHeading___Toc715_2952432480"/>1 - Instalar o Java<text:bookmark-end text:name="__RefHeading___Toc715_2952432480"/></text:h>
      <text:h text:style-name="P73" text:outline-level="2"><text:bookmark-start text:name="__RefHeading___Toc717_2952432480"/>1.1 – Linux<text:bookmark-end text:name="__RefHeading___Toc717_2952432480"/></text:h>
      <text:p text:style-name="P2">sudo apt update</text:p>
      <text:p text:style-name="P2">sudo apt install default-jdk</text:p>
      <text:p text:style-name="P2">java -version</text:p>
      <text:h text:style-name="P74" text:outline-level="2"><text:bookmark-start text:name="__RefHeading___Toc719_2952432480"/>1.2 – Windows <text:span text:style-name="T1">11</text:span><text:bookmark-end text:name="__RefHeading___Toc719_2952432480"/></text:h>
      <text:p text:style-name="P16">Baixar em:</text:p>
      <text:p text:style-name="P16"><text:a xlink:type="simple" xlink:href="https://www.oracle.com/br/java/technologies/javase/jdk11-archive-downloads.html" text:style-name="Internet_20_link" text:visited-style-name="Visited_20_Internet_20_Link">https://www.oracle.com/br/java/technologies/javase/jdk11-archive-downloads.html</text:a></text:p>
      <text:p text:style-name="P16"/>
      <text:p text:style-name="P17"/>
      <text:h text:style-name="Heading_20_1" text:outline-level="1"><text:bookmark-start text:name="__RefHeading___Toc721_2952432480"/>2 - Instalar o Maven<text:bookmark-end text:name="__RefHeading___Toc721_2952432480"/></text:h>
      <text:p text:style-name="P2">https://maven.apache.org/install.html</text:p>
      <text:h text:style-name="Heading_20_2" text:outline-level="2"><text:bookmark-start text:name="__RefHeading___Toc723_2952432480"/><text:span text:style-name="T2">2</text:span><text:span text:style-name="T1">.1 – Linux</text:span><text:bookmark-end text:name="__RefHeading___Toc723_2952432480"/></text:h>
      <text:p text:style-name="P3">sudo apt update<text:tab/></text:p>
      <text:p text:style-name="P2">sudo apt install maven</text:p>
      <text:p text:style-name="P2">mvn -version</text:p>
      <text:h text:style-name="P75" text:outline-level="2"><text:bookmark-start text:name="__RefHeading___Toc725_2952432480"/><text:span text:style-name="T2">2</text:span><text:span text:style-name="T1">.</text:span><text:span text:style-name="T2">2</text:span><text:span text:style-name="T1"> – Windows 11</text:span><text:bookmark-end text:name="__RefHeading___Toc725_2952432480"/></text:h>
      <text:p text:style-name="P25">Criar uma pasta em c: chamada Maven.</text:p>
      <text:p text:style-name="P25">Fazer o download do arquivo .zip e extraí-lo na pasta criada.</text:p>
      <text:p text:style-name="P25"/>
      <text:h text:style-name="P71" text:outline-level="1"><text:bookmark-start text:name="__RefHeading___Toc727_2952432480"/>3 - Configurar as variáveis de ambientes<text:bookmark-end text:name="__RefHeading___Toc727_2952432480"/></text:h>
      <text:h text:style-name="P76" text:outline-level="2"><text:bookmark-start text:name="__RefHeading___Toc729_2952432480"/><text:span text:style-name="T3">3</text:span><text:span text:style-name="T1">.1 – Linux</text:span><text:bookmark-end text:name="__RefHeading___Toc729_2952432480"/></text:h>
      <text:p text:style-name="P1">Existem vários modos.</text:p>
      <text:p text:style-name="P1">Foi feito desta forma:</text:p>
      <text:p text:style-name="P1">Abrir o editor de texto preferido e criar um novo arquivo chamado maven.sh dentro do diretório /etc/profile.d/.</text:p>
      <text:p text:style-name="P1">sudo vim /etc/profile.d/maven.sh</text:p>
      <text:p text:style-name="P1"/>
      <text:p text:style-name="P1">Colocar a seguinte informação, alterando para os caminhos corretos:</text:p>
      <text:p text:style-name="P1"/>
      <text:p text:style-name="P1">export JAVA_HOME=/usr/lib/jvm/msopenjdk-11-amd64</text:p>
      <text:p text:style-name="P1">export M3_HOME=/opt/maven</text:p>
      <text:p text:style-name="P1">export MAVEN_HOME=/opt/maven</text:p>
      <text:p text:style-name="P1">export PATH=${M3_HOME}/bin:${PATH}</text:p>
      <text:p text:style-name="P1"/>
      <text:p text:style-name="P1">Salvar e fechar o arquivo.</text:p>
      <text:p text:style-name="P1"/>
      <text:p text:style-name="P6">Tornar o script executável:</text:p>
      <text:p text:style-name="P1">sudo chmod +x /etc/profile.d/maven.sh</text:p>
      <text:p text:style-name="P1"/>
      <text:p text:style-name="P1"><text:span text:style-name="T4">Carregar variáveis ​​de ambiente:</text:span><text:tab/></text:p>
      <text:p text:style-name="P1">source /etc/profile.d/maven.sh</text:p>
      <text:p text:style-name="P1"/>
      <text:h text:style-name="P76" text:outline-level="2"><text:bookmark-start text:name="__RefHeading___Toc731_2952432480"/><text:span text:style-name="T3">3</text:span><text:span text:style-name="T1">.</text:span><text:span text:style-name="T3">2</text:span><text:span text:style-name="T1"> – </text:span><text:span text:style-name="T3">Windows </text:span><text:span text:style-name="T6">11</text:span><text:bookmark-end text:name="__RefHeading___Toc731_2952432480"/></text:h>
      <text:p text:style-name="P16">Criar uma variável de ambiente de sistema para o Java:<text:line-break/>Nome: JAVA_HOME</text:p>
      <text:p text:style-name="P16">Valor: C<text:a xlink:type="simple" xlink:href="../../../../../../c:/Program" text:style-name="Internet_20_link" text:visited-style-name="Visited_20_Internet_20_Link">:\Program</text:a> Files\Java\jdk-11.0.15 (conferir)</text:p>
      <text:p text:style-name="P23">Alterar a variável de sistema Path e adicionar %JAVA_HOME%\bin</text:p>
      <text:p text:style-name="P16"><text:soft-page-break/></text:p>
      <text:p text:style-name="P26">Criar uma variável de ambiente de sistema para o Maven:</text:p>
      <text:p text:style-name="P15">Nome: <text:span text:style-name="T12">MAVEN</text:span>_HOME</text:p>
      <text:p text:style-name="P18">Valor: C<text:a xlink:type="simple" xlink:href="../../../../../../c:/Program" text:style-name="Internet_20_link" text:visited-style-name="Visited_20_Internet_20_Link">:\</text:a><text:a xlink:type="simple" xlink:href="../../../../../../c:/Program" text:style-name="Internet_20_link" text:visited-style-name="Visited_20_Internet_20_Link"><text:span text:style-name="T12">M</text:span></text:a><text:span text:style-name="T12">aven</text:span>\<text:span text:style-name="T12">apache-maven-3.8.6</text:span> (conferir)</text:p>
      <text:p text:style-name="P24">Alterar a variável de sistema Path e adicionar %<text:span text:style-name="T13">MAVEN</text:span>_HOME%\bin</text:p>
      <text:p text:style-name="P24"/>
      <text:h text:style-name="P72" text:outline-level="1"><text:bookmark-start text:name="__RefHeading___Toc733_2952432480"/>4 - Instalar o Postman<text:bookmark-end text:name="__RefHeading___Toc733_2952432480"/></text:h>
      <text:h text:style-name="P76" text:outline-level="2"><text:bookmark-start text:name="__RefHeading___Toc735_2952432480"/><text:span text:style-name="T6">4</text:span><text:span text:style-name="T1">.1 – Linux</text:span><text:bookmark-end text:name="__RefHeading___Toc735_2952432480"/></text:h>
      <text:p text:style-name="P1">sudo apt update</text:p>
      <text:p text:style-name="P1">sudo apt install snapd</text:p>
      <text:p text:style-name="P1">sudo snap install postman</text:p>
      <text:h text:style-name="P77" text:outline-level="2"><text:bookmark-start text:name="__RefHeading___Toc737_2952432480"/><text:span text:style-name="T6">4.</text:span><text:span text:style-name="T3">2</text:span><text:span text:style-name="T1"> – </text:span><text:span text:style-name="T3">Windows </text:span><text:span text:style-name="T6">11</text:span><text:bookmark-end text:name="__RefHeading___Toc737_2952432480"/></text:h>
      <text:p text:style-name="P27">Baixar em:</text:p>
      <text:p text:style-name="P27"><text:a xlink:type="simple" xlink:href="https://www.postman.com/downloads/" text:style-name="Internet_20_link" text:visited-style-name="Visited_20_Internet_20_Link">https://www.postman.com/downloads/</text:a></text:p>
      <text:p text:style-name="P27"/>
      <text:h text:style-name="P71" text:outline-level="1"><text:bookmark-start text:name="__RefHeading___Toc739_2952432480"/>5 - Instalar o docker e docker-compose<text:bookmark-end text:name="__RefHeading___Toc739_2952432480"/></text:h>
      <text:h text:style-name="P78" text:outline-level="2"><text:bookmark-start text:name="__RefHeading___Toc741_2952432480"/>5 .<text:span text:style-name="T7">1 - Linux</text:span><text:bookmark-end text:name="__RefHeading___Toc741_2952432480"/></text:h>
      <text:p text:style-name="P4">https://docs.docker.com/engine/install/ubuntu/</text:p>
      <text:p text:style-name="P4">https://docs.docker.com/compose/install/linux/#install-using-the-repository</text:p>
      <text:p text:style-name="P4"/>
      <text:p text:style-name="P7">Uninstall old versions</text:p>
      <text:p text:style-name="P4">sudo apt-get remove docker docker-engine docker.io containerd runc</text:p>
      <text:p text:style-name="P4"/>
      <text:p text:style-name="P7">Set up the repository</text:p>
      <text:p text:style-name="P4">sudo apt-get update</text:p>
      <text:p text:style-name="P4">sudo apt-get install \</text:p>
      <text:p text:style-name="P4"><text:s text:c="4"/>ca-certificates \</text:p>
      <text:p text:style-name="P4"><text:s text:c="4"/>curl \</text:p>
      <text:p text:style-name="P4"><text:s text:c="4"/>gnupg \</text:p>
      <text:p text:style-name="P4"><text:s text:c="4"/>lsb-release</text:p>
      <text:p text:style-name="P4"/>
      <text:p text:style-name="P7">Add Docker’s official GPG key:</text:p>
      <text:p text:style-name="P4"><text:s/>sudo mkdir -p /etc/apt/keyrings</text:p>
      <text:p text:style-name="P4"><text:s/>curl -fsSL https://download.docker.com/linux/ubuntu/gpg | sudo gpg --dearmor -o /etc/apt/keyrings/docker.gpg <text:s text:c="3"/></text:p>
      <text:p text:style-name="P5"><text:s/></text:p>
      <text:p text:style-name="P11"><text:s/>Use the following command to set up the repository:</text:p>
      <text:p text:style-name="P4"><text:s/>echo \</text:p>
      <text:p text:style-name="P4"><text:s text:c="2"/>"deb [arch=$(dpkg --print-architecture) signed-by=/etc/apt/keyrings/docker.gpg] https://download.docker.com/linux/ubuntu \</text:p>
      <text:p text:style-name="P4"><text:s text:c="2"/>$(lsb_release -cs) stable" | sudo tee /etc/apt/sources.list.d/docker.list &gt; /dev/null</text:p>
      <text:p text:style-name="P4"><text:s text:c="2"/></text:p>
      <text:p text:style-name="P7">Install Docker Engine:</text:p>
      <text:p text:style-name="P4">sudo apt-get update</text:p>
      <text:p text:style-name="P4"><text:soft-page-break/>sudo apt-get install docker-ce docker-ce-cli containerd.io docker-compose-plugin</text:p>
      <text:p text:style-name="P4"/>
      <text:p text:style-name="P7">Verify that the Docker Engine installation is successful by running the hello-world image:</text:p>
      <text:p text:style-name="P4">sudo docker run hello-world</text:p>
      <text:p text:style-name="P4"><text:s/>echo \</text:p>
      <text:p text:style-name="P4"><text:s text:c="2"/>"deb [arch=$(dpkg --print-architecture) signed-by=/etc/apt/keyrings/docker.gpg] https://download.docker.com/linux/ubuntu \</text:p>
      <text:p text:style-name="P4"><text:s text:c="2"/>$(lsb_release -cs) stable" | sudo tee /etc/apt/sources.list.d/docker.list &gt; /dev/null</text:p>
      <text:p text:style-name="P4"/>
      <text:p text:style-name="P7">Utilize o Docker sem Sudo</text:p>
      <text:p text:style-name="P4">sudo usermod -aG docker ${USER}</text:p>
      <text:p text:style-name="P4">su - ${USER}</text:p>
      <text:h text:style-name="P78" text:outline-level="2"><text:bookmark-start text:name="__RefHeading___Toc743_2952432480"/>5 .<text:span text:style-name="T7">2 – Windows 11</text:span><text:bookmark-end text:name="__RefHeading___Toc743_2952432480"/></text:h>
      <text:h text:style-name="Heading_20_3" text:outline-level="3"><text:bookmark-start text:name="__RefHeading___Toc745_2952432480"/>Instalar o WSL2<text:bookmark-end text:name="__RefHeading___Toc745_2952432480"/></text:h>
      <text:p text:style-name="P46"><text:a xlink:type="simple" xlink:href="https://learn.microsoft.com/pt-br/windows/wsl/install" text:style-name="Internet_20_link" text:visited-style-name="Visited_20_Internet_20_Link">https://learn.microsoft.com/pt-br/windows/wsl/install</text:a></text:p>
      <text:h text:style-name="Heading_20_3" text:outline-level="3"><text:bookmark-start text:name="__RefHeading___Toc747_2952432480"/>O que o WSL 2 pode usar de recursos da sua máquina<text:bookmark-end text:name="__RefHeading___Toc747_2952432480"/></text:h>
      <text:p text:style-name="P52">Podemos dizer que o WSL 2 tem acesso quase que total ao recursos de sua máquina. Ele tem acesso por padrão:</text:p>
      <text:list xml:id="list1266058603" text:style-name="L1">
        <text:list-item>
          <text:p text:style-name="P84">A todo disco rígido.</text:p>
        </text:list-item>
        <text:list-item>
          <text:p text:style-name="P84">A usar completamente os recursos de processamento.</text:p>
        </text:list-item>
        <text:list-item>
          <text:p text:style-name="P84">A usar 80% da memória RAM disponível.</text:p>
        </text:list-item>
        <text:list-item>
          <text:p text:style-name="P84">A usar 25% da memória disponível para SWAP.</text:p>
        </text:list-item>
      </text:list>
      <text:p text:style-name="P52">Isto pode não ser interessante, uma vez que o WSL 2 pode usar praticamente todos os recursos de sua máquina, mas podemos configurar limites.</text:p>
      <text:p text:style-name="Text_20_body"><text:span text:style-name="T21">Crie um arquivo chamado </text:span><text:span text:style-name="Source_20_Text"><text:span text:style-name="T22">.wslconfig</text:span></text:span><text:span text:style-name="T21"> na raiz da sua pasta de usuário </text:span><text:span text:style-name="Source_20_Text"><text:span text:style-name="T22">(C:\Users\&lt;seu_usuario&gt;)</text:span></text:span><text:span text:style-name="T21"> e defina estas configurações:</text:span></text:p>
      <text:p text:style-name="P52">[wsl2]</text:p>
      <text:p text:style-name="P52">memory=8GB</text:p>
      <text:p text:style-name="P52">processors=4</text:p>
      <text:p text:style-name="P52">swap=2GB</text:p>
      <text:p text:style-name="Text_20_body"><text:soft-page-break/><text:span text:style-name="T21">Estes são limites de exemplo e as configurações mais básicas a serem utilizadas, configure-os às suas disponibilidades. Para mais detalhes veja esta documentação da Microsoft: </text:span><text:a xlink:type="simple" xlink:href="https://docs.microsoft.com/pt-br/windows/wsl/wsl-config#wsl-2-settings" text:style-name="Internet_20_link" text:visited-style-name="Visited_20_Internet_20_Link"><text:span text:style-name="T20">https://docs.microsoft.com/pt-br/windows/wsl/wsl-config#wsl-2-settings</text:span></text:a><text:span text:style-name="T21">.</text:span></text:p>
      <text:p text:style-name="Text_20_body"><text:span text:style-name="T21">Para aplicar estas configurações é necessário reiniciar as distribuições Linux, então sugerimos executar no PowerShell o comando: </text:span><text:span text:style-name="Source_20_Text"><text:span text:style-name="T22">wsl --shutdown</text:span></text:span><text:span text:style-name="T21"> (Este comando vai desligar todas as instâncias WSL 2 ativas e basta abrir o terminal novamente para usa-la já com as novas configurações).</text:span></text:p>
      <text:p text:style-name="P53"/>
      <text:h text:style-name="Heading_20_3" text:outline-level="3"><text:bookmark-start text:name="__RefHeading___Toc749_2952432480"/>Material complementar WSL2 + Docker <text:span text:style-name="T31">e configuração do VSCode</text:span><text:bookmark-end text:name="__RefHeading___Toc749_2952432480"/></text:h>
      <text:p text:style-name="P56">Obs.: Não utilizar os settings sugeridos no githust do autor, estava com problema.</text:p>
      <text:p text:style-name="P56">Não realizar o passo de <text:span text:style-name="T19">zsh e oh-my-zsh pois deu problema.</text:span></text:p>
      <text:p text:style-name="P46"><text:a xlink:type="simple" xlink:href="https://github.com/codeedu/wsl2-docker-quickstart" text:style-name="Internet_20_link" text:visited-style-name="Visited_20_Internet_20_Link">https://github.com/codeedu/wsl2-docker-quickstart</text:a></text:p>
      <text:p text:style-name="P46"><text:a xlink:type="simple" xlink:href="https://gist.github.com/argentinaluiz/5861961fbde88653b832ee752384447e" text:style-name="Internet_20_link" text:visited-style-name="Visited_20_Internet_20_Link">https://gist.github.com/argentinaluiz/5861961fbde88653b832ee752384447e</text:a></text:p>
      <text:p text:style-name="P46"/>
      <text:h text:style-name="Heading_20_3" text:outline-level="3"><text:bookmark-start text:name="__RefHeading___Toc751_2952432480"/>Instalação do Docker<text:bookmark-end text:name="__RefHeading___Toc751_2952432480"/></text:h>
      <text:p text:style-name="P46">Instalar o Docker Engine ao invés do Docker Desktop for Windows, é melhor pois consome menos memória.</text:p>
      <text:p text:style-name="P47"><text:span text:style-name="T23">A instalação do Docker no WSL 2 é idêntica a instalação do Docker em sua própria distribuição Linux, portanto se você tem o Ubuntu é igual ao Ubuntu, se é Fedora é igual ao Fedora. A documentação de instalação do Docker no Linux por distribuição está </text:span><text:a xlink:type="simple" xlink:href="https://docs.docker.com/engine/install/" text:style-name="Internet_20_link" text:visited-style-name="Visited_20_Internet_20_Link">aqui</text:a><text:span text:style-name="T24"> </text:span><text:span text:style-name="T25">(</text:span><text:a xlink:type="simple" xlink:href="https://docs.docker.com/engine/install/" text:style-name="Internet_20_link" text:visited-style-name="Visited_20_Internet_20_Link">https://docs.docker.com/engine/install/</text:a><text:span text:style-name="T25">)</text:span><text:span text:style-name="T23">, mas vamos ver como instalar no Ubuntu.</text:span></text:p>
      <text:p text:style-name="P62"/>
      <text:p text:style-name="P63">Quem está migrando de Docker Desktop para Docker Engine, temos duas opções</text:p>
      <text:p text:style-name="P62">Desinstalar o Docker Desktop.</text:p>
      <text:p text:style-name="P62">Desativar o Docker Desktop Service nos serviços do Windows. Esta opção permite que você utilize o Docker Desktop, se necessário, para a maioria dos usuários a desinstalação do Docker Desktop é a mais recomendada. Se você escolheu a 2º opção, precisará excluir o arquivo ~/.docker/config.json e realizar a autenticação com Docker novamente através do comando "docker login"</text:p>
      <text:p text:style-name="P63">Se necessitar integrar o Docker com outras IDEs que não sejam o VSCode</text:p>
      <text:p text:style-name="P51">O VSCode já se integra com o Docker no WSL desta forma através da extensão Remote WSL ou Remote Container.</text:p>
      <text:p text:style-name="P51">É necessário habilitar a conexão ao servidor do Docker via TCP. Vamos aos passos:</text:p>
      <text:p text:style-name="P51"><text:span text:style-name="T29">1 - </text:span>Crie o arquivo /etc/docker/daemon.json: </text:p>
      <text:p text:style-name="P51">sudo echo '{"hosts": ["tcp://0.0.0.0:2375", "unix:///var/run/docker.sock"]}' &gt; /etc/docker/daemon.json</text:p>
      <text:p text:style-name="P51"><text:soft-page-break/><text:span text:style-name="T29">2 - </text:span>Reinicie o Docker: </text:p>
      <text:p text:style-name="P51">sudo service docker restart</text:p>
      <text:p text:style-name="P51">Após este procedimento, vá na sua IDE e para conectar ao Docker escolha a opção TCP Socket e coloque a URL http://IP-DO-WSL:2375. </text:p>
      <text:p text:style-name="P51">Seu IP do WSL pode ser encontrado com o comando cat /etc/resolv.conf.</text:p>
      <text:p text:style-name="P51"/>
      <text:p text:style-name="P51">Se caso não funcionar, reinicie o WSL com o comando wsl --shutdown e inicie o serviço do Docker novamente.</text:p>
      <text:p text:style-name="P51"/>
      <text:p text:style-name="P44"><text:span text:style-name="T29">I</text:span>nstale os pré-requisitos:</text:p>
      <text:p text:style-name="P46">sudo apt update &amp;&amp; sudo apt upgrade</text:p>
      <text:p text:style-name="P46">sudo apt remove docker docker-engine docker.io containerd runc</text:p>
      <text:p text:style-name="P46">sudo apt-get install \</text:p>
      <text:p text:style-name="P46"><text:s text:c="4"/>apt-transport-https \</text:p>
      <text:p text:style-name="P46"><text:s text:c="4"/>ca-certificates \</text:p>
      <text:p text:style-name="P46"><text:s text:c="4"/>curl \</text:p>
      <text:p text:style-name="P46"><text:s text:c="4"/>gnupg \</text:p>
      <text:p text:style-name="P46"><text:s text:c="4"/>lsb-release</text:p>
      <text:p text:style-name="P46"/>
      <text:p text:style-name="P45">Adicione o repositório do Docker na lista de sources do Ubuntu:</text:p>
      <text:p text:style-name="P46">curl -fsSL https://download.docker.com/linux/ubuntu/gpg | sudo gpg --dearmor -o /usr/share/keyrings/docker-archive-keyring.gpg</text:p>
      <text:p text:style-name="P46">echo \</text:p>
      <text:p text:style-name="P46"><text:s text:c="2"/>"deb [arch=amd64 signed-by=/usr/share/keyrings/docker-archive-keyring.gpg] https://download.docker.com/linux/ubuntu \</text:p>
      <text:p text:style-name="P46"><text:s text:c="2"/>$(lsb_release -cs) stable" | sudo tee /etc/apt/sources.list.d/docker.list &gt; /dev/null</text:p>
      <text:p text:style-name="P46"/>
      <text:p text:style-name="P45">Instale o Docker Engine</text:p>
      <text:p text:style-name="P46">sudo apt-get update</text:p>
      <text:p text:style-name="P46">sudo apt-get install docker-ce docker-ce-cli containerd.io docker-compose-plugin</text:p>
      <text:p text:style-name="P46"/>
      <text:p text:style-name="P45"><text:soft-page-break/>Dê permissão para rodar o Docker com seu usuário corrente:</text:p>
      <text:p text:style-name="P46">sudo usermod -aG docker $USER</text:p>
      <text:p text:style-name="P46"/>
      <text:p text:style-name="P45">Inicie o serviço do Docker:</text:p>
      <text:p text:style-name="P46">sudo service docker start</text:p>
      <text:p text:style-name="P46">Este comando acima terá que ser executado toda vez que Linux for reiniciado. </text:p>
      <text:p text:style-name="P46"/>
      <text:h text:style-name="Heading_20_3" text:outline-level="3"><text:bookmark-start text:name="__RefHeading___Toc753_2952432480"/>Erro ao iniciar o Docker no Ubuntu 22.04<text:bookmark-end text:name="__RefHeading___Toc753_2952432480"/></text:h>
      <text:p text:style-name="P46">Se mesmo ao iniciar o serviço do Docker acontecer o seguinte erro ou similar:</text:p>
      <text:p text:style-name="P46"/>
      <text:p text:style-name="P49">Cannot connect to the Docker daemon at unix:///var/run/docker.sock. Is the docker daemon running? Rode o comando </text:p>
      <text:p text:style-name="P49">sudo update-alternatives --config iptables e escolha a opção 1 iptables-legacy</text:p>
      <text:p text:style-name="P49">Rode novamente o sudo service docker start. </text:p>
      <text:p text:style-name="P49">Rode algum comando Docker como docker ps para verificar se está funcionando corretamente. Se não mostrar o erro acima, está ok.</text:p>
      <text:p text:style-name="P49"/>
      <text:h text:style-name="Heading_20_3" text:outline-level="3"><text:bookmark-start text:name="__RefHeading___Toc755_2952432480"/>Configuração para iniciar o docker automat<text:span text:style-name="T30">i</text:span>camente<text:bookmark-end text:name="__RefHeading___Toc755_2952432480"/></text:h>
      <text:p text:style-name="P48">No Windows 11 é possível especificar um comando padrão para ser executados sempre que o WSL for iniciado, isto permite que já coloquemos o serviço do docker para iniciar automaticamente. </text:p>
      <text:p text:style-name="P48">Edite o arquivo /etc/wsl.conf:</text:p>
      <text:p text:style-name="P48"/>
      <text:p text:style-name="P49">Rode o comando para editar:</text:p>
      <text:p text:style-name="P49">sudo vim /etc/wsl.conf</text:p>
      <text:p text:style-name="P49">Aperte a letra i e cole o conteúdo:</text:p>
      <text:p text:style-name="P49">[boot]</text:p>
      <text:p text:style-name="P49">command="service docker start" </text:p>
      <text:p text:style-name="P50">Aperte a tecla :, digite wq para salvar/sair e pressione enter. </text:p>
      <text:p text:style-name="P50">Pronto, para reiniciar o WSL com o comando wsl --shutdown no DOS ou PowerShell para testar. </text:p>
      <text:p text:style-name="P50"><text:soft-page-break/>Após abrir o WSL novamente, digite o comando docker ps para avaliar se o comando não retorna a mensagem acima: Cannot connect to the Docker daemon at unix:///var/run/docker.sock. Is the docker daemon running?</text:p>
      <text:h text:style-name="P83" text:outline-level="3"><text:bookmark-start text:name="__RefHeading___Toc757_2952432480"/>Configuração para <text:span text:style-name="T30">não inserir passowrd ao usar sudo </text:span><text:bookmark-end text:name="__RefHeading___Toc757_2952432480"/></text:h>
      <text:p text:style-name="P55">Modify /etc/sudoers and change the following line: <text:s/></text:p>
      <text:p text:style-name="P64">utilize sudo visudo para modificar o arquivo</text:p>
      <text:p text:style-name="P54">%sudo <text:s text:c="2"/>ALL=(ALL:ALL) ALL</text:p>
      <text:p text:style-name="P54">to:</text:p>
      <text:p text:style-name="P54">%sudo <text:s text:c="2"/>ALL=(ALL:ALL) NOPASSWD: ALL</text:p>
      <text:p text:style-name="P54"/>
      <text:h text:style-name="P71" text:outline-level="1"><text:bookmark-start text:name="__RefHeading___Toc759_2952432480"/>6 - Configurar Postgres e PgAdmin no Docker<text:bookmark-end text:name="__RefHeading___Toc759_2952432480"/></text:h>
      <text:h text:style-name="P79" text:outline-level="2"><text:bookmark-start text:name="__RefHeading___Toc763_29524324801"/>6.<text:span text:style-name="T46">1</text:span> – Criar arquivo com as variáveis de ambiente a serem utilizadas no docker<text:bookmark-end text:name="__RefHeading___Toc763_29524324801"/></text:h>
      <text:p text:style-name="P67"><text:span text:style-name="T8">No diretório raiz dos projetos* criar uma pasta chamada </text:span><text:span text:style-name="T9">config e criar</text:span> um arquivo chamado .env.dev na <text:span text:style-name="T9">com </text:span>as seguintes variáveis de ambiente <text:span text:style-name="T11">(configurar cada uma com os respectivos valores)</text:span>: </text:p>
      <text:p text:style-name="P67"># Password do postgres</text:p>
      <text:p text:style-name="P67">POSTGRES_PASSWORD= </text:p>
      <text:p text:style-name="P67"># caminho onde será salvo os dados do postgres para que não perca ao encerrar o container</text:p>
      <text:p text:style-name="P67">POSTGRES_DATA=</text:p>
      <text:p text:style-name="P67"># email para acesso ao pgAdmin</text:p>
      <text:p text:style-name="P67">PGADMIN_DEFAULT_EMAIL=</text:p>
      <text:p text:style-name="P67"># password para acesso ao pgAdmin</text:p>
      <text:p text:style-name="P67">PGADMIN_DEFAULT_PASSWORD=</text:p>
      <text:p text:style-name="P67"># caminho do script de criação de todas as bases de dados <text:span text:style-name="T9">(caminho da pasta)</text:span></text:p>
      <text:p text:style-name="P67">CREATE_SCRIPT= </text:p>
      <text:h text:style-name="Heading_20_2" text:outline-level="2"><text:bookmark-start text:name="__RefHeading___Toc761_2952432480"/>6.<text:span text:style-name="T46">2</text:span> – <text:span text:style-name="T8">Criar arquivo de criação das tabelas</text:span><text:bookmark-end text:name="__RefHeading___Toc761_2952432480"/></text:h>
      <text:p text:style-name="P21">No diretório raiz dos projetos* criar uma pasta chamada database e criar um arquivo chamado create-table<text:span text:style-name="T45">s.sql </text:span>com o conteúdo <text:span text:style-name="T46">abaixo:</text:span> </text:p>
      <text:p text:style-name="P21">**No atributo Username será informado o usuário default do PostgreSQL (postgres), bem como a senha correspondente em Password (postgres):</text:p>
      <text:p text:style-name="P19">CREATE DATABASE "<text:span text:style-name="T44">vle</text:span>-authuser";</text:p>
      <text:p text:style-name="P20">GRANT ALL PRIVILEGES ON DATABASE "<text:span text:style-name="T44">vle</text:span>-authuser" to postgres; <text:s text:c="3"/></text:p>
      <text:p text:style-name="P20">CREATE DATABASE "<text:span text:style-name="T44">vle</text:span>-course";</text:p>
      <text:p text:style-name="P20">GRANT ALL PRIVILEGES ON DATABASE "<text:span text:style-name="T44">vle</text:span>-course" to postgres;</text:p>
      <text:p text:style-name="P20">CREATE DATABASE "<text:span text:style-name="T44">vle</text:span>-notification";</text:p>
      <text:p text:style-name="P20">GRANT ALL PRIVILEGES ON DATABASE "<text:span text:style-name="T44">vle</text:span>-notification" to postgres;</text:p>
      <text:p text:style-name="P42">Esse arquivo será executado apenas uma vez ao subir o container.</text:p>
      <text:p text:style-name="P42">Caso necessário rodá-lo novamente será preciso apagar os arquivos da pasta configurada em - $POSTGRES_DATA}:/var/lib/postgresql/data </text:p>
      <text:h text:style-name="P80" text:outline-level="2"><text:bookmark-start text:name="__RefHeading___Toc765_2952432480"/><text:soft-page-break/>6.<text:span text:style-name="T10">3</text:span> – Criar <text:span text:style-name="T10">o </text:span>arquivo <text:span text:style-name="T10">docker-compose</text:span><text:bookmark-end text:name="__RefHeading___Toc765_2952432480"/></text:h>
      <text:p text:style-name="P22"><text:span text:style-name="T8">No diretório raiz dos projetos* criar uma pasta chamada </text:span><text:span text:style-name="T11">docker</text:span><text:span text:style-name="T9"> e criar</text:span> um arquivo chamado <text:span text:style-name="T11">docker-compose.yml</text:span> <text:span text:style-name="T9">com </text:span>as seguinte <text:span text:style-name="T11">configuração</text:span>:</text:p>
      <text:p text:style-name="P22"/>
      <text:p text:style-name="P22">version: '3'</text:p>
      <text:p text:style-name="P22"/>
      <text:p text:style-name="P22">services:</text:p>
      <text:p text:style-name="P22"><text:s text:c="2"/>vle-postgres-compose:</text:p>
      <text:p text:style-name="P22"><text:s text:c="4"/>image: postgres</text:p>
      <text:p text:style-name="P22"><text:s text:c="4"/>environment:</text:p>
      <text:p text:style-name="P22"><text:s text:c="6"/>POSTGRES_PASSWORD: "${POSTGRES_PASSWORD}"</text:p>
      <text:p text:style-name="P22"><text:s text:c="4"/>ports:</text:p>
      <text:p text:style-name="P22"><text:s text:c="6"/>- "15432:5432"</text:p>
      <text:p text:style-name="P22"><text:s text:c="4"/>volumes: <text:s text:c="5"/></text:p>
      <text:p text:style-name="P22"><text:s text:c="6"/>- ${CREATE_SCRIPT}:/docker-entrypoint-initdb.d/</text:p>
      <text:p text:style-name="P22"><text:s text:c="6"/>- ${POSTGRES_DATA}:/var/lib/postgresql/data </text:p>
      <text:p text:style-name="P22"><text:s text:c="4"/>networks:</text:p>
      <text:p text:style-name="P22"><text:s text:c="6"/>- postgres-compose-network <text:s text:c="5"/></text:p>
      <text:p text:style-name="P22"><text:s text:c="6"/></text:p>
      <text:p text:style-name="P22"><text:s text:c="2"/>teste-pgadmin-compose:</text:p>
      <text:p text:style-name="P22"><text:s text:c="4"/>image: dpage/pgadmin4</text:p>
      <text:p text:style-name="P22"><text:s text:c="4"/>environment:</text:p>
      <text:p text:style-name="P22"><text:s text:c="6"/>PGADMIN_DEFAULT_EMAIL: "${PGADMIN_DEFAULT_EMAIL}"</text:p>
      <text:p text:style-name="P22"><text:s text:c="6"/>PGADMIN_DEFAULT_PASSWORD: "${PGADMIN_DEFAULT_PASSWORD}"</text:p>
      <text:p text:style-name="P22"><text:s text:c="4"/>ports:</text:p>
      <text:p text:style-name="P22"><text:s text:c="6"/>- "16543:80"</text:p>
      <text:p text:style-name="P22"><text:s text:c="4"/>depends_on:</text:p>
      <text:p text:style-name="P22"><text:s text:c="6"/>- vle-postgres-compose</text:p>
      <text:p text:style-name="P22"><text:s text:c="4"/>networks:</text:p>
      <text:p text:style-name="P22"><text:s text:c="6"/>- postgres-compose-network</text:p>
      <text:p text:style-name="P22"><text:soft-page-break/></text:p>
      <text:p text:style-name="P22">networks: </text:p>
      <text:p text:style-name="P22"><text:s text:c="2"/>postgres-compose-network:</text:p>
      <text:p text:style-name="P22"><text:s text:c="4"/>driver: bridge</text:p>
      <text:p text:style-name="P22"/>
      <text:p text:style-name="P68">- O serviço vle-postgres-compose se refere à instância do PostgreSQL a ser criada para acesso na porta 15432;</text:p>
      <text:p text:style-name="P22">- Já o serviço teste-pgadmin-compose corresponde ao container que permitirá a execução do pgAdmin 4 (imagem dpage/pgadmin4) na porta 16543;</text:p>
      <text:p text:style-name="P68">- Nas seções environment de teste-pgadmin-compose e vle-postgres-compose <text:s/>foram definidas configurações (variáveis de ambientes) necessárias para a geração dos 2 containers;</text:p>
      <text:p text:style-name="P22">- As imagens referenciadas serão baixadas caso ainda não existam no ambiente a partir do qual o Docker Compose foi executado;</text:p>
      <text:p text:style-name="P22">- Foi especificado ainda um volume para teste-postgres-compose, indicando assim o diretório em que serão gravados os arquivos de dados ;</text:p>
      <text:p text:style-name="P68">- Por meio da network postgres-compose-network acontecerá a comunicação entre os containers teste-pgadmin-compose e vle-postgres-compose.</text:p>
      <text:h text:style-name="P81" text:outline-level="2"><text:bookmark-start text:name="__RefHeading___Toc767_2952432480"/>6.<text:span text:style-name="T14">4</text:span> – C<text:span text:style-name="T14">omandos úteis do docker</text:span><text:bookmark-end text:name="__RefHeading___Toc767_2952432480"/></text:h>
      <text:p text:style-name="P28">O comando <text:span text:style-name="T4">docker compose up -d </text:span>procederá com a criação da network e dos containers esperados, efetuando inclusive o download das imagens se as mesmas ainda não existirem na máquina considerada.</text:p>
      <text:p text:style-name="P28"/>
      <text:p text:style-name="P28">*<text:span text:style-name="T26">Os comandos utilizando o arquivo .env.dev foram rodados a partir do diretório onde se encontra o docker-compose.yml</text:span></text:p>
      <text:p text:style-name="P28"/>
      <text:p text:style-name="P30">Como está sendo utilizado o arquivo .env.dev para variáveis de ambiente, deve-se informar este arquivo no comando: </text:p>
      <text:p text:style-name="P12">docker compose --env-file ../config/.env.dev up -d </text:p>
      <text:p text:style-name="P12"/>
      <text:p text:style-name="P31">Com a instrução <text:span text:style-name="T4">docker network ls </text:span>podemos confirmar que a rede postgres-compose-network foi criada com sucesso.</text:p>
      <text:p text:style-name="P31"/>
      <text:p text:style-name="P31"><text:soft-page-break/>Já o comando d<text:span text:style-name="T4">ocker compose ps</text:span> indicará que os containers do PostgreSQL (porta 15432) e do pgAdmin 4 (porta 16543) foram gerados corretamente e se encontram em execução.</text:p>
      <text:p text:style-name="P29">Como está sendo utilizado o arquivo .env.dev para variáveis de ambiente, deve-se informar este arquivo no comando: </text:p>
      <text:p text:style-name="P32"><text:span text:style-name="T4">docker compose --env-file ../config/.env.dev </text:span><text:span text:style-name="T5">ps</text:span></text:p>
      <text:p text:style-name="P13"/>
      <text:p text:style-name="P33"><text:span text:style-name="T15">P</text:span>ara verificar os logs de um determinado conatiner (docker-decoder-postgres-compose-1 é o nome do container verificado pelo comando ps , acima):</text:p>
      <text:p text:style-name="P8">docker logs docker-decoder-postgres-compose-1</text:p>
      <text:p text:style-name="P8"/>
      <text:p text:style-name="P34">Parar os containers:</text:p>
      <text:p text:style-name="P9">docker compose --env-file ../config/.env.dev down <text:line-break/></text:p>
      <text:p text:style-name="P34">Parar os containers e remover os volumes declarados:</text:p>
      <text:p text:style-name="P9"><text:span text:style-name="T18">docker compose --env-file ../config/.env.dev down --volumes</text:span><text:span text:style-name="T17"><text:line-break/></text:span></text:p>
      <text:p text:style-name="P36">Para testar as variáveis de ambiente do arquivo .env.dev:<text:line-break/><text:span text:style-name="T4">docker compose --env-file ../config/.env.dev config</text:span></text:p>
      <text:p text:style-name="P10"/>
      <text:p text:style-name="P37">Guia de referência:</text:p>
      <text:p text:style-name="P14">https://docs.docker.com/compose/reference/</text:p>
      <text:p text:style-name="P35"/>
      <text:h text:style-name="P82" text:outline-level="2"><text:bookmark-start text:name="__RefHeading___Toc769_2952432480"/>6.<text:span text:style-name="T27">5</text:span> – <text:span text:style-name="T27">Testando o ambiente</text:span><text:bookmark-end text:name="__RefHeading___Toc769_2952432480"/></text:h>
      <text:p text:style-name="P38"/>
      <text:p text:style-name="P38">Subir o Docker (a partir do diretório onde se encontra o docker-compose.yml):</text:p>
      <text:p text:style-name="P38">docker compose --env-file ../config/.env.dev up -d </text:p>
      <text:p text:style-name="P38"/>
      <text:p text:style-name="P38">Um teste de acesso via browser ao pgAdmin 4 (http://localhost:16543) exibirá a tela inicial do PgAdmin.</text:p>
      <text:p text:style-name="P38"/>
      <text:p text:style-name="P38">Deve-se fornecer as credenciais de acesso configuradas nas variáveis de ambiente.</text:p>
      <text:p text:style-name="P38"><text:soft-page-break/></text:p>
      <text:p text:style-name="P43">Deve-se criar um novo Server onde <text:span text:style-name="T28">(toda vez que subir o container precisa fazer isso)</text:span>:</text:p>
      <text:p text:style-name="P41"><text:span text:style-name="T4">Em Host name/address </text:span><text:span text:style-name="T16">informar o nome do container que corresponde à instância do PostgreSQL (vle-postgres-compose);</text:span></text:p>
      <text:p text:style-name="P40"><text:span text:style-name="T16">Em </text:span><text:span text:style-name="T4">Port</text:span><text:span text:style-name="T16"> definir o valor </text:span><text:span text:style-name="T4">5432</text:span><text:span text:style-name="T16"> (porta default de acesso ao container e disponível a partir da rede postgres-compose-network; não informar a porta em que o PostgreSQL foi mapeado no host);</text:span></text:p>
      <text:p text:style-name="P40"><text:span text:style-name="T16">No atributo </text:span><text:span text:style-name="T4">Username</text:span><text:span text:style-name="T16"> será informado o usuário default do PostgreSQL (postgres), bem como a senha correspondente em Password (configurada nas variáveis de ambiente).</text:span></text:p>
      <text:p text:style-name="P38"/>
      <text:p text:style-name="P39">Neste novo server será possível visualizar as tabelas criadas pelo script create-tables.sql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71" text:outline-level="1"><text:bookmark-start text:name="__RefHeading___Toc1231_1600344008"/><text:span text:style-name="T43">7</text:span> – Configurar o application.yaml<text:bookmark-end text:name="__RefHeading___Toc1231_1600344008"/></text:h>
      <text:p text:style-name="P66"/>
      <text:p text:style-name="P66">Configurar o application.yaml <text:span text:style-name="T41">do </text:span><text:span text:style-name="T47">vle</text:span><text:span text:style-name="T41">-authuser </text:span>com as seguintes configurações:</text:p>
      <text:p text:style-name="P61"><text:span text:style-name="T34">server</text:span><text:span text:style-name="T35">:</text:span><text:line-break/><text:span text:style-name="T35"> <text:s/></text:span><text:span text:style-name="T34">port</text:span><text:span text:style-name="T35">: </text:span><text:span text:style-name="T37">8087</text:span><text:line-break/><text:line-break/><text:bookmark-start text:name="__DdeLink__1234_1009308625"/><text:span text:style-name="T34">spring</text:span><text:span text:style-name="T35">:</text:span><text:line-break/><text:span text:style-name="T35"> <text:s/></text:span><text:span text:style-name="T34">datasource</text:span><text:span text:style-name="T35">:</text:span><text:line-break/><text:span text:style-name="T35"> <text:s text:c="3"/></text:span><text:span text:style-name="T34">url</text:span><text:span text:style-name="T35">: </text:span><text:span text:style-name="T38">jdbc:postgresql://localhost:</text:span><text:span text:style-name="T39">1</text:span><text:span text:style-name="T38">5432/ead-authuser</text:span><text:line-break/><text:span text:style-name="T38"> <text:s text:c="3"/></text:span><text:span text:style-name="T34">username</text:span><text:span text:style-name="T35">: </text:span><text:span text:style-name="T39">user do banco</text:span><text:line-break/><text:span text:style-name="T38"> <text:s text:c="3"/></text:span><text:span text:style-name="T34">password</text:span><text:span text:style-name="T35">: </text:span><text:span text:style-name="T36">senha do banco</text:span><text:bookmark-end text:name="__DdeLink__1234_1009308625"/><text:line-break/><text:span text:style-name="T38"> <text:s/></text:span><text:bookmark-start text:name="__DdeLink__1236_1009308625"/><text:span text:style-name="T34">jpa</text:span><text:span text:style-name="T35">:</text:span><text:line-break/><text:span text:style-name="T35"> <text:s text:c="3"/></text:span><text:span text:style-name="T34">hibernate</text:span><text:span text:style-name="T35">:</text:span></text:p>
      <text:p text:style-name="P61"><text:span text:style-name="T35"><text:s text:c="6"/></text:span><text:span text:style-name="T42"># habilita para que todas as alterações feitas no código refletem no banco de dados</text:span><text:line-break/><text:span text:style-name="T35"> <text:s text:c="5"/></text:span><text:span text:style-name="T34">ddl-auto</text:span><text:span text:style-name="T35">: </text:span><text:span text:style-name="T40">update</text:span><text:line-break/><text:span text:style-name="T40"> <text:s text:c="5"/></text:span><text:span text:style-name="T34">dialect</text:span><text:span text:style-name="T35">: </text:span><text:span text:style-name="T38">org.hibernate.dialect.PostgreSQLDialect</text:span><text:line-break/><text:span text:style-name="T38"> <text:s text:c="5"/></text:span><text:span text:style-name="T34">jdbd</text:span><text:span text:style-name="T35">:</text:span><text:line-break/><text:span text:style-name="T35"> <text:s text:c="7"/></text:span><text:span text:style-name="T34">lob.non-contextual-creation</text:span><text:span text:style-name="T35">: </text:span><text:span text:style-name="T38">true</text:span><text:line-break/><text:span text:style-name="T38"> <text:s text:c="3"/></text:span><text:span text:style-name="T34">properties</text:span><text:span text:style-name="T35">:</text:span><text:line-break/><text:span text:style-name="T35"> <text:s text:c="5"/></text:span><text:span text:style-name="T34">hibernate</text:span><text:span text:style-name="T35">:</text:span><text:line-break/><text:span text:style-name="T35"> <text:s text:c="7"/></text:span><text:span text:style-name="T34">show_sql</text:span><text:span text:style-name="T35">: </text:span><text:span text:style-name="T38">true</text:span><text:bookmark-end text:name="__DdeLink__1236_1009308625"/><text:line-break/></text:p>
      <text:p text:style-name="Standard"/>
      <text:p text:style-name="P60">A porta da url deve corresponder a porta configurada no docker-compose.</text:p>
      <text:h text:style-name="P71" text:outline-level="1"><text:bookmark-start text:name="__RefHeading___Toc1051_420546060"/><text:span text:style-name="T33">8</text:span> - <text:s/>Instalar o plugin <text:span text:style-name="T32">d</text:span>o Lombok<text:bookmark-end text:name="__RefHeading___Toc1051_420546060"/></text:h>
      <text:p text:style-name="Text_20_body"/>
      <text:p text:style-name="P65">No IntelliJ: File → Settings → Plugins</text:p>
      <text:p text:style-name="P65">Procurar por Lombok e instalar caso ainda não esteja instalado.</text:p>
      <text:p text:style-name="P65"/>
      <text:p text:style-name="P65"/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5:25:31.162829398</meta:creation-date>
    <dc:date>2023-03-30T15:18:41.276966464</dc:date>
    <meta:editing-duration>P1DT10H6M13S</meta:editing-duration>
    <meta:editing-cycles>70</meta:editing-cycles>
    <meta:generator>LibreOffice/7.3.1.3$Linux_X86_64 LibreOffice_project/a69ca51ded25f3eefd52d7bf9a5fad8c90b87951</meta:generator>
    <meta:document-statistic meta:table-count="0" meta:image-count="0" meta:object-count="0" meta:page-count="19" meta:paragraph-count="292" meta:word-count="2224" meta:character-count="15859" meta:non-whitespace-character-count="13610"/>
  </office:meta>
</office:document-meta>
</file>